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1900000019A029CC4613E6E705.png" manifest:media-type="image/png"/>
  <manifest:file-entry manifest:full-path="Pictures/100000A60000029500000295ABD9C83D6A85BAEA.svg" manifest:media-type="image/svg+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swiss" style:font-pitch="variable"/>
    <style:font-face style:name="Courier New1" svg:font-family="'Courier New'" style:font-family-generic="swiss" style:font-pitch="fixed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automatic-styles>
    <style:style style:name="dp1" style:family="drawing-page"/>
    <style:style style:name="gr1" style:family="graphic" style:parent-style-name="Store">
      <style:graphic-properties fo:min-height="2.29cm" fo:min-width="7.12cm"/>
      <style:paragraph-properties style:writing-mode="lr-tb"/>
    </style:style>
    <style:style style:name="gr2" style:family="graphic" style:parent-style-name="Store">
      <style:graphic-properties draw:fill="solid" draw:fill-color="#acb20c" fo:min-height="2.29cm" fo:min-width="7.12cm"/>
      <style:paragraph-properties style:writing-mode="lr-tb"/>
    </style:style>
    <style:style style:name="gr3" style:family="graphic" style:parent-style-name="Component" style:list-style-name="L1">
      <style:graphic-properties draw:textarea-horizontal-align="justify" draw:textarea-vertical-align="top" draw:auto-grow-height="false" fo:min-height="1.02cm" fo:min-width="6.485cm"/>
      <style:paragraph-properties style:writing-mode="lr-tb"/>
    </style:style>
    <style:style style:name="gr4" style:family="graphic" style:parent-style-name="Data_20_Line">
      <style:graphic-properties draw:textarea-horizontal-align="center" draw:textarea-vertical-align="middle"/>
      <style:paragraph-properties style:writing-mode="lr-tb"/>
    </style:style>
    <style:style style:name="gr5" style:family="graphic" style:parent-style-name="text-property">
      <style:graphic-properties fo:min-height="1.02cm"/>
      <style:paragraph-properties style:writing-mode="lr-tb"/>
    </style:style>
    <style:style style:name="gr6" style:family="graphic" style:parent-style-name="text-property">
      <style:graphic-properties fo:min-height="1.655cm"/>
      <style:paragraph-properties style:writing-mode="lr-tb"/>
    </style:style>
    <style:style style:name="gr7" style:family="graphic" style:parent-style-name="Store">
      <style:graphic-properties draw:fill="solid" draw:fill-color="#acb20c" fo:min-height="1.508cm" fo:min-width="7.12cm"/>
      <style:paragraph-properties style:writing-mode="lr-tb"/>
    </style:style>
    <style:style style:name="gr8" style:family="graphic" style:parent-style-name="text-property">
      <style:graphic-properties fo:min-height="0.873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Interface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7cm" fo:min-width="0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solid" draw:fill-color="#acb20c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7.62cm" svg:height="2.54cm" svg:x="11.16cm" svg:y="14.97cm">
          <text:p text:style-name="P1">AUDIO Stor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2cm" svg:height="2.54cm" svg:x="11.16cm" svg:y="4.175cm">
          <text:p text:style-name="P1">APP Store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6.985cm" svg:height="1.27cm" svg:x="1.635cm" svg:y="12.43cm">
          <text:p text:style-name="P3">&lt;Track/&gt;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2.93cm" svg:y1="5.775cm" svg:x2="11.16cm" svg:y2="5.768cm" draw:start-shape="id1" draw:start-glue-point="1" draw:end-shape="id2" draw:end-glue-point="3" svg:d="M2930 5775c6172 0 2058-7 8230-7" svg:viewBox="0 0 8231 8">
          <text:p text:style-name="P4">loadCompilation()<text:line-break/>loadFile()</text:p>
          <text:p text:style-name="P4">downloadCompilation()</text:p>
          <text:p text:style-name="P4"/>
        </draw:connector>
        <draw:connector draw:style-name="gr4" draw:text-style-name="P5" draw:layer="layout" draw:type="curve" svg:x1="5.127cm" svg:y1="13.7cm" svg:x2="11.16cm" svg:y2="16.24cm" draw:start-shape="id3" draw:start-glue-point="2" draw:end-shape="id4" draw:end-glue-point="3" svg:d="M5127 13700c0 1694 2011 2540 6033 2540" svg:viewBox="0 0 6034 2541">
          <text:p text:style-name="P5"><text:s text:c="25"/>provideHandler()</text:p>
        </draw:connector>
        <draw:frame draw:style-name="gr5" draw:text-style-name="P1" xml:id="id2" draw:id="id2" draw:layer="layout" svg:width="7.62cm" svg:height="1.916cm" svg:x="11.16cm" svg:y="4.81cm">
          <draw:text-box>
            <text:p>ICompilation: { Tracks: ITrack[] }</text:p>
            <text:p/>
            <text:p/>
          </draw:text-box>
        </draw:frame>
        <draw:frame draw:style-name="gr6" draw:text-style-name="P1" draw:layer="layout" svg:width="7.635cm" svg:height="1.905cm" svg:x="11.145cm" svg:y="15.605cm">
          <draw:text-box>
            <text:p>Audio Context</text:p>
            <text:p>MediaHandler []</text:p>
          </draw:text-box>
        </draw:frame>
        <draw:connector draw:style-name="gr4" draw:text-style-name="P5" draw:layer="layout" draw:type="curve" svg:x1="11.16cm" svg:y1="9.646cm" svg:x2="5.127cm" svg:y2="12.43cm" draw:start-shape="id5" draw:start-glue-point="3" draw:end-shape="id3" draw:end-glue-point="0" svg:d="M11160 9646c-4022 0-6033 928-6033 2784" svg:viewBox="0 0 6034 2785">
          <text:p text:style-name="P5">getObject()</text:p>
        </draw:connector>
        <draw:custom-shape draw:style-name="gr7" draw:text-style-name="P2" xml:id="id5" draw:id="id5" draw:layer="layout" svg:width="7.62cm" svg:height="1.758cm" svg:x="11.16cm" svg:y="8.767cm">
          <text:p text:style-name="P1">OBJECT Store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7.62cm" svg:height="1.123cm" svg:x="11.16cm" svg:y="9.402cm">
          <draw:text-box>
            <text:p/>
          </draw:text-box>
        </draw:frame>
        <draw:connector draw:style-name="gr4" draw:text-style-name="P5" draw:layer="layout" draw:type="curve" svg:x1="14.97cm" svg:y1="6.726cm" svg:x2="14.97cm" svg:y2="8.767cm" draw:start-shape="id2" draw:start-glue-point="2" draw:end-shape="id5" draw:end-glue-point="0" svg:d="M14970 6726v2041" svg:viewBox="0 0 1 2042">
          <text:p text:style-name="P5">addObject()<text:line-break/>removeObject()</text:p>
        </draw:connector>
        <draw:frame draw:style-name="gr9" draw:text-style-name="P4" xml:id="id1" draw:id="id1" draw:layer="layout" svg:width="0.66cm" svg:height="0.66cm" svg:x="2.27cm" svg:y="5.445cm">
          <draw:image xlink:href="Pictures/100000A60000029500000295ABD9C83D6A85BAEA.svg" xlink:type="simple" xlink:show="embed" xlink:actuate="onLoad" draw:mime-type="image/svg+xml">
            <text:p/>
          </draw:image>
          <draw:image xlink:href="Pictures/100000010000001900000019A029CC4613E6E705.png" xlink:type="simple" xlink:show="embed" xlink:actuate="onLoad" draw:mime-type="image/png"/>
        </draw:frame>
        <draw:line draw:style-name="gr10" draw:text-style-name="P4" draw:layer="layout" svg:x1="9.255cm" svg:y1="13.065cm" svg:x2="20.32cm" svg:y2="13.065cm">
          <text:p/>
        </draw:line>
        <draw:frame draw:style-name="gr11" draw:text-style-name="P6" draw:layer="layout" svg:width="6.985cm" svg:height="1.057cm" draw:transform="rotate (1.5707963267949) translate (19.263cm 16.24cm)">
          <draw:text-box>
            <text:p>dynamic <text:s text:c="7"/>static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swiss" style:font-pitch="variable"/>
    <style:font-face style:name="Courier New1" svg:font-family="'Courier New'" style:font-family-generic="swiss" style:font-pitch="fixed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Lucida Sans Unicode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52cm" svg:stroke-color="#ffa500" draw:marker-start-width="0.533cm" draw:marker-start-center="false" draw:marker-end-width="0.533cm" draw:marker-end-center="false" draw:fill="solid" draw:fill-color="#ffff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fill-gradient-name="Gradient_20_1" draw:fill-hatch-name="Red_20_90_20_Degrees_20_Crossed_20_1" draw:fill-image-name="Bitmap_20_1"/>
      <style:text-properties fo:font-size="14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draw:stroke-dash="Dashed_20__28_var_29__20_2" svg:stroke-width="0.15cm" svg:stroke-color="#000000" draw:marker-start="Arrow" draw:marker-start-width="0.7cm" draw:marker-start-center="true" draw:marker-end-width="0.3cm" draw:fill="gradient" draw:fill-gradient-name="Radial_20_red_2f_yellow" draw:fill-image-width="0cm" draw:fill-image-height="0cm" draw:shadow-offset-x="0.305cm" draw:shadow-offset-y="0.305cm"/>
      <style:text-properties style:use-window-font-color="true" loext:opacity="0%" fo:font-weight="bold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-property" style:family="graphic" style:parent-style-name="standard">
      <style:graphic-properties draw:stroke="solid" svg:stroke-width="0cm" svg:stroke-color="#000000" draw:marker-start-width="0.305cm" draw:marker-end-width="0.305cm" draw:fill="none" draw:fill-gradient-name="Gradient_20_1" draw:fill-hatch-name="Red_20_90_20_Degrees_20_Crossed_20_1" draw:fill-image-name="Bitmap_20_1"/>
      <style:text-properties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Component" style:family="graphic" style:parent-style-name="standard">
      <style:graphic-properties draw:stroke="solid" draw:stroke-dash="Ultrafine_20_Dashed" svg:stroke-width="0cm" svg:stroke-color="#000000" draw:marker-start-width="0.406cm" draw:marker-end="Arrow" draw:marker-end-width="0.203cm" draw:fill="solid" draw:fill-color="#3b9c6f" draw:fill-gradient-name="Gradient_20_1" draw:fill-hatch-name="Red_20_90_20_Degrees_20_Crossed_20_1" draw:fill-image-name="Bitmap_20_1" draw:textarea-horizontal-align="center" draw:textarea-vertical-align="top" draw:auto-grow-height="false" draw:shadow="visible" draw:shadow-offset-x="0.152cm" draw:shadow-offset-y="0.152cm" draw:shadow-color="#000000" draw:shadow-opacity="29%" loext:shadow-blur="0.212cm" draw:show-unit="true"/>
      <style:paragraph-properties fo:text-align="center">
        <style:tab-stops/>
      </style:paragraph-properties>
      <style:text-properties fo:color="#ffffff" loext:opacity="100%"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style:font-pitch="fixed" fo:font-size="10pt" fo:font-weight="bold" style:font-name-asian="Courier New1" style:font-family-asian="'Courier New'" style:font-family-generic-asian="swiss" style:font-pitch-asian="fixed" style:font-size-asian="10pt" style:font-weight-asian="bold" style:font-name-complex="Courier New1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pitch="fixed" style:font-name-asian="Courier New1" style:font-family-asian="'Courier New'" style:font-family-generic-asian="swiss" style:font-pitch-asian="fixed" style:font-name-complex="Courier New1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graphic-properties draw:fill="solid" draw:fill-color="#b2b2b2" draw:textarea-horizontal-align="left" draw:textarea-vertical-align="middle" draw:shadow-color="#000000"/>
      <style:paragraph-properties fo:text-align="start" style:text-autospace="none">
        <style:tab-stops/>
      </style:paragraph-properties>
      <style:text-properties style:font-name="Ubuntu1" fo:font-family="Ubuntu" style:font-style-name="Regular" style:font-pitch="variable" fo:font-size="8pt"/>
    </style:style>
    <style:style style:name="Styled_20_Object_20_with_20_arrow" style:display-name="Styled Object with arrow" style:family="graphic" style:parent-style-name="objectwitharrow">
      <style:graphic-properties svg:stroke-width="0.152cm" svg:stroke-color="#ffa500" draw:marker-start="Arrow" draw:marker-start-width="0.508cm" draw:marker-start-center="false" draw:marker-end="Arrow" draw:marker-end-width="0.508cm" draw:fill="solid" draw:fill-color="#ffffff" draw:gradient-step-count="64"/>
      <style:text-properties fo:color="#505050" loext:opacity="100%" style:font-name="DejaVu Sans1" fo:font-family="'DejaVu Sans'" style:font-style-name="Book" style:font-family-generic="swiss" style:font-pitch="variable" fo:font-weight="normal"/>
    </style:style>
    <style:style style:name="Component_20_Hierarchy_20_Lines" style:display-name="Component Hierarchy Lines" style:family="graphic" style:parent-style-name="objectwithoutfill">
      <style:graphic-properties svg:stroke-width="0.203cm" svg:stroke-color="#666666" draw:marker-start-width="0.61cm" draw:marker-end-width="0.61cm"/>
    </style:style>
    <style:style style:name="Data_20_Line" style:display-name="Data Line" style:family="graphic" style:parent-style-name="objectwithoutfill">
      <style:graphic-properties svg:stroke-color="#ff4000" draw:marker-end="Arrowheads_20_1"/>
    </style:style>
    <style:style style:name="Store" style:family="graphic" style:parent-style-name="Component">
      <style:graphic-properties draw:stroke="solid" draw:fill="solid" draw:fill-color="#acb20c"/>
    </style:style>
    <style:style style:name="Interface" style:family="graphic" style:parent-style-name="standard">
      <style:graphic-properties draw:stroke="dash" draw:stroke-dash="Dash" svg:stroke-width="0.152cm" svg:stroke-color="#808080" draw:marker-start-width="0.533cm" draw:marker-end-width="0.533cm" draw:fill-gradient-name="Gradient_20_1" draw:fill-hatch-name="Red_20_90_20_Degrees_20_Crossed_20_1" draw:fill-image-name="Bitmap_20_1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1-02-12T01:25:25.28</meta:creation-date>
    <dc:date>2024-04-21T23:26:26.697795452</dc:date>
    <meta:editing-duration>PT8H50M14S</meta:editing-duration>
    <meta:editing-cycles>65</meta:editing-cycles>
    <meta:generator>LibreOffice/7.3.7.2$Linux_X86_64 LibreOffice_project/30$Build-2</meta:generator>
    <meta:document-statistic meta:object-count="14"/>
  </office:meta>
</office:document-meta>
</file>